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37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3.44cm"/>
    </style:style>
    <style:style style:name="Table1.D" style:family="table-column">
      <style:table-column-properties style:column-width="3.731cm"/>
    </style:style>
    <style:style style:name="Table1.E" style:family="table-column">
      <style:table-column-properties style:column-width="3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3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3.44cm"/>
    </style:style>
    <style:style style:name="Table2.D" style:family="table-column">
      <style:table-column-properties style:column-width="3.731cm"/>
    </style:style>
    <style:style style:name="Table2.E" style:family="table-column">
      <style:table-column-properties style:column-width="3.5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AUSDOKUMENTTI<text:tab/></text:span><text:tab/><text:tab/><text:tab/><text:tab/><text:tab/><text:tab/><text:tab/><text:tab/><text:tab/><text:tab/><text:tab/><text:tab/>6.6.2013</text:p>
      <text:p text:style-name="P1">Fifteen puzzle -tietorakenteiden harjoitustyö</text:p>
      <text:p text:style-name="P1"/>
      <text:p text:style-name="P1">@Tero Mäntylä</text:p>
      <text:p text:style-name="P1"/>
      <text:p text:style-name="P3">Perusteet</text:p>
      <text:p text:style-name="P1">Toivottavasti tästä testauksesta ei tule liian sillisalaattia. Testaus jakaantuu seuraaviin kolmeen osaan: Eri heuristiikkojen ja toteutustapojen vaikutus IDA*-algoritmin tehokkuuteen, A*-algoritmin vertailu IDA*-algoritmiin Manhattan distance -heuristiikkalla, Oman keko toteutuksen vertailu Javan PriorityQueue luokkaan. Kaikki testit on ajettu pajaluokan tietokoneella.</text:p>
      <text:p text:style-name="P1"/>
      <text:p text:style-name="P1"/>
      <text:p text:style-name="P3">MyMinKeko vs PriorityQueue</text:p>
      <text:p text:style-name="P1">Vertailussa ajetaan eri määriä nodeja pinoon ja sen jälkeen ne poistetaan sieltä. Tähän kulutettu aika kellotetaan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<text:s text:c="3"/></text:p>
          </table:table-cell>
          <table:table-cell table:style-name="Table1.A1" office:value-type="string">
            <text:p text:style-name="P8">100 </text:p>
          </table:table-cell>
          <table:table-cell table:style-name="Table1.A1" office:value-type="string">
            <text:p text:style-name="P8">1.000</text:p>
          </table:table-cell>
          <table:table-cell table:style-name="Table1.A1" office:value-type="string">
            <text:p text:style-name="P8"><text:s/>10.000</text:p>
          </table:table-cell>
          <table:table-cell table:style-name="Table1.E1" office:value-type="string">
            <text:p text:style-name="P8"><text:s/>100.000</text:p>
          </table:table-cell>
        </table:table-row>
        <table:table-row>
          <table:table-cell table:style-name="Table1.A2" office:value-type="string">
            <text:p text:style-name="P7">MyMinKeko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">PriorityQueu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1"/>
      <text:p text:style-name="P1">Kutetaan tuloksista huomataan....</text:p>
      <text:p text:style-name="P1"/>
      <text:p text:style-name="P1"/>
      <text:p text:style-name="P4">A* ja IDA* algorimien vertailu</text:p>
      <text:p text:style-name="P5">Kokeillaan molempien algoritmien ajonopeutta neljällä eri sekoituksella joiden ratkaisu on molemmilla algoritmeilla mahdollista. A* algoritmilla hankalampien sekoituksien ratkaisua hakiessa loppuu muisti. IDA* pystyy kyllä ratkaisemaan kaikki mahdolliset sekoitukset, mutta erittäin huonossa tapauksessa ratkaisun hakuun kuluva ajoaika kasvaa tuskastuttavan pitkäksi - useisiin tunteihin tai jopa päiviin.</text:p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s text:c="3"/></text:p>
          </table:table-cell>
          <table:table-cell table:style-name="Table2.A1" office:value-type="string">
            <text:p text:style-name="P8">100 </text:p>
          </table:table-cell>
          <table:table-cell table:style-name="Table2.A1" office:value-type="string">
            <text:p text:style-name="P8">1.000</text:p>
          </table:table-cell>
          <table:table-cell table:style-name="Table2.A1" office:value-type="string">
            <text:p text:style-name="P8"><text:s/>10.000</text:p>
          </table:table-cell>
          <table:table-cell table:style-name="Table2.E1" office:value-type="string">
            <text:p text:style-name="P8"><text:s/>100.000</text:p>
          </table:table-cell>
        </table:table-row>
        <table:table-row>
          <table:table-cell table:style-name="Table2.A2" office:value-type="string">
            <text:p text:style-name="P8">A*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>IDA*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4">Eri toteutusten vaikutus IDA*:n nopeuteen</text:p>
      <text:p text:style-name="P5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Mantyla</meta:initial-creator>
    <meta:creation-date>2013-06-06T14:21:54</meta:creation-date>
    <dc:date>2013-06-06T14:54:57</dc:date>
    <dc:creator>Tero Mantyla</dc:creator>
    <meta:editing-duration>PT12M20S</meta:editing-duration>
    <meta:editing-cycles>3</meta:editing-cycles>
    <meta:generator>LibreOffice/3.5$Linux_X86_64 LibreOffice_project/350m1$Build-2</meta:generator>
    <meta:document-statistic meta:table-count="2" meta:image-count="0" meta:object-count="0" meta:page-count="1" meta:paragraph-count="25" meta:word-count="140" meta:character-count="1209" meta:non-whitespace-character-count="1199"/>
  </office:meta>
</office:document-meta>
</file>